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523cm" style:rel-column-width="29000*"/>
    </style:style>
    <style:style style:name="Таблица1.B" style:family="table-column">
      <style:table-column-properties style:column-width="9.477cm" style:rel-column-width="3653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12" style:family="table-row">
      <style:table-row-properties style:min-row-height="3.759cm"/>
    </style:style>
    <style:style style:name="Таблица1.32" style:family="table-row">
      <style:table-row-properties style:min-row-height="2.568cm"/>
    </style:style>
    <style:style style:name="Таблица1.42" style:family="table-row">
      <style:table-row-properties style:min-row-height="2.362cm"/>
    </style:style>
    <style:style style:name="Таблица1.45" style:family="table-row">
      <style:table-row-properties style:min-row-height="4.17cm"/>
    </style:style>
    <style:style style:name="Таблица1.51" style:family="table-row">
      <style:table-row-properties style:min-row-height="1.094cm"/>
    </style:style>
    <style:style style:name="P1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en" fo:country="US" fo:font-weight="bold" style:font-weight-asian="bold" style:font-weight-complex="bold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text-properties fo:language="ru" fo:country="RU" fo:font-weight="normal" style:font-weight-asian="normal" style:font-weight-complex="normal"/>
    </style:style>
    <style:style style:name="P9" style:family="paragraph" style:parent-style-name="Table_20_Contents">
      <style:text-properties fo:language="ru" fo:country="RU"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9pt" style:font-size-asian="9pt" style:font-size-complex="9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font-size="11pt" style:font-size-asian="11pt" style:font-size-complex="11pt"/>
    </style:style>
    <style:style style:name="P17" style:family="paragraph" style:parent-style-name="Table_20_Contents">
      <style:text-properties fo:font-style="italic" style:font-style-asian="italic" style:font-style-complex="italic"/>
    </style:style>
    <style:style style:name="P18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9" style:family="paragraph" style:parent-style-name="Preformatted_20_Text">
      <style:paragraph-properties loext:contextual-spacing="false" fo:margin-top="0cm" fo:margin-bottom="0.499cm" fo:background-color="#ffffff">
        <style:background-image/>
      </style:paragraph-properties>
      <style:text-properties fo:color="#000000" style:font-name="Times New Roman" fo:font-size="9pt" style:font-size-asian="9pt" style:font-size-complex="9pt"/>
    </style:style>
    <style:style style:name="P20" style:family="paragraph" style:parent-style-name="Preformatted_20_Text">
      <style:paragraph-properties loext:contextual-spacing="false" fo:margin-top="0cm" fo:margin-bottom="0.499cm" fo:background-color="#ffffff">
        <style:background-image/>
      </style:paragraph-properties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21" style:family="paragraph" style:parent-style-name="Preformatted_20_Text">
      <style:paragraph-properties loext:contextual-spacing="false" fo:margin-top="0cm" fo:margin-bottom="0.499cm" fo:background-color="#ffffff">
        <style:background-image/>
      </style:paragraph-properties>
      <style:text-properties fo:color="#000000" style:font-name="Times New Roman" fo:font-size="11pt" fo:font-weight="normal" fo:background-color="#ffffff" style:font-size-asian="11pt" style:font-weight-asian="normal" style:font-size-complex="11pt" style:font-weight-complex="normal"/>
    </style:style>
    <style:style style:name="P22" style:family="paragraph" style:parent-style-name="Preformatted_20_Text">
      <style:paragraph-properties fo:background-color="#ffffff">
        <style:background-image/>
      </style:paragraph-properties>
      <style:text-properties fo:color="#000000" style:font-name="Times New Roman" fo:font-size="9pt" style:font-size-asian="9pt" style:font-size-complex="9pt"/>
    </style:style>
    <style:style style:name="P23" style:family="paragraph" style:parent-style-name="Preformatted_20_Text">
      <style:paragraph-properties fo:background-color="#ffffff">
        <style:background-image/>
      </style:paragraph-properties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T10" style:family="text">
      <style:text-properties fo:color="#000000" style:font-name="Times New Roman" fo:font-size="11pt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Команда</text:p>
          </table:table-cell>
          <table:table-cell table:style-name="Таблица1.B1" office:value-type="string">
            <text:p text:style-name="P2">Вызов</text:p>
          </table:table-cell>
        </table:table-row>
        <table:table-row>
          <table:table-cell table:style-name="Таблица1.A2" table:number-columns-spanned="2" office:value-type="string">
            <text:p text:style-name="P2">Создаём сервер, раздающий статику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Вначале заходим в папку с проектом</text:p>
          </table:table-cell>
          <table:table-cell table:style-name="Таблица1.A2" office:value-type="string">
            <text:p text:style-name="P5">cd AAA</text:p>
          </table:table-cell>
        </table:table-row>
        <table:table-row>
          <table:table-cell table:style-name="Таблица1.A3" office:value-type="string">
            <text:p text:style-name="Table_20_Contents"><text:span text:style-name="T3">Создаём файл </text:span><text:span text:style-name="T7">package.json </text:span></text:p>
          </table:table-cell>
          <table:table-cell table:style-name="Таблица1.A2" office:value-type="string">
            <text:p text:style-name="P5">npm init <text:span text:style-name="T3">--</text:span>yes</text:p>
          </table:table-cell>
        </table:table-row>
        <table:table-row>
          <table:table-cell table:style-name="Таблица1.A3" office:value-type="string">
            <text:p text:style-name="Table_20_Contents">Устанавливаем <text:span text:style-name="T1">express</text:span></text:p>
          </table:table-cell>
          <table:table-cell table:style-name="Таблица1.A2" office:value-type="string">
            <text:p text:style-name="P5">npm install express --save</text:p>
          </table:table-cell>
        </table:table-row>
        <table:table-row>
          <table:table-cell table:style-name="Таблица1.A2" table:number-columns-spanned="2" office:value-type="string">
            <text:p text:style-name="Table_20_Contents">Создаём папку <text:span text:style-name="T7">static</text:span></text:p>
            <text:p text:style-name="P10">В ней будут храниться все файлы, которые передаются клиенту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В папке <text:span text:style-name="T7">static </text:span><text:span text:style-name="T8">создаём </text:span></text:p>
            <text:p text:style-name="Table_20_Contents"><text:span text:style-name="T8">файл </text:span><text:span text:style-name="T2">index.html</text:span></text:p>
          </table:table-cell>
          <table:table-cell table:style-name="Таблица1.A2" office:value-type="string">
            <text:p text:style-name="P13">&lt;!doctype html&gt;</text:p>
            <text:p text:style-name="P13">&lt;html&gt;</text:p>
            <text:p text:style-name="P13">&lt;head&gt;</text:p>
            <text:p text:style-name="P13"><text:tab/>&lt;meta charset="UTF-8" /&gt;</text:p>
            <text:p text:style-name="P13"><text:tab/>&lt;title&gt;Maxim&lt;/title&gt;</text:p>
            <text:p text:style-name="P13"><text:tab/>&lt;link rel = "stylesheet" type = "text/css" href = "<text:span text:style-name="T7">style.css</text:span>"/&gt;</text:p>
            <text:p text:style-name="P13">&lt;/head&gt;</text:p>
            <text:p text:style-name="P13">&lt;body&gt;</text:p>
            <text:p text:style-name="P13"/>
            <text:p text:style-name="P13">&lt;h1&gt;Hello world&lt;/h1&gt;</text:p>
            <text:p text:style-name="P13"/>
            <text:p text:style-name="P13">&lt;/body&gt;</text:p>
            <text:p text:style-name="P13">&lt;/html&gt;</text:p>
          </table:table-cell>
        </table:table-row>
        <table:table-row>
          <table:table-cell table:style-name="Таблица1.A3" office:value-type="string">
            <text:p text:style-name="Table_20_Contents">В папке <text:span text:style-name="T7">static </text:span><text:span text:style-name="T8">создаём файл </text:span></text:p>
            <text:p text:style-name="Table_20_Contents"><text:span text:style-name="T8">со стилями </text:span><text:span text:style-name="T2">style.css</text:span></text:p>
          </table:table-cell>
          <table:table-cell table:style-name="Таблица1.A2" office:value-type="string">
            <text:p text:style-name="P11">body</text:p>
            <text:p text:style-name="P11">{</text:p>
            <text:p text:style-name="P11"><text:tab/>background-color: #999999;</text:p>
            <text:p text:style-name="P11"><text:tab/>color: white;</text:p>
            <text:p text:style-name="P11">}</text:p>
          </table:table-cell>
        </table:table-row>
        <table:table-row>
          <table:table-cell table:style-name="Таблица1.A2" table:number-columns-spanned="2" office:value-type="string">
            <text:p text:style-name="P7">Вне папки <text:span text:style-name="T7">static </text:span><text:span text:style-name="T8">создаём скрипт, который будет отсылать клиенту статические файлы</text:span></text:p>
            <text:p text:style-name="P7"><text:span text:style-name="T8">Назовём файл </text:span><text:span text:style-name="T2">index.js</text:span>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Код скрипта <text:span text:style-name="T2">index.js</text:span></text:p>
          </table:table-cell>
          <table:table-cell table:style-name="Таблица1.A2" office:value-type="string">
            <text:p text:style-name="Table_20_Contents">let express = require("express");</text:p>
            <text:p text:style-name="Table_20_Contents">let app = express();</text:p>
            <text:p text:style-name="Table_20_Contents"/>
            <text:p text:style-name="Table_20_Contents">app.use(express.static(__dirname + "/static"));</text:p>
            <text:p text:style-name="Table_20_Contents"/>
            <text:p text:style-name="Table_20_Contents">app.get('/', function(req, res) {</text:p>
            <text:p text:style-name="Table_20_Contents"><text:tab/>res.sendfile("static/index.html");</text:p>
            <text:p text:style-name="Table_20_Contents">});</text:p>
            <text:p text:style-name="Table_20_Contents"/>
            <text:p text:style-name="Table_20_Contents">let port = process.env.PORT || <text:span text:style-name="T7">5000</text:span>;</text:p>
            <text:p text:style-name="Table_20_Contents">app.listen(port);</text:p>
            <text:p text:style-name="Table_20_Contents"/>
            <text:p text:style-name="Table_20_Contents">console.log("Server works on port " + port);</text:p>
          </table:table-cell>
        </table:table-row>
        <table:table-row>
          <table:table-cell table:style-name="Таблица1.A3" office:value-type="string">
            <text:p text:style-name="Table_20_Contents">Создаём файл рядом с <text:span text:style-name="T2">index.js</text:span></text:p>
            <text:p text:style-name="P6"/>
            <text:p text:style-name="P8">Называем его <text:span text:style-name="T7">Procfile</text:span></text:p>
            <text:p text:style-name="P8">(он не имеет расширения)</text:p>
          </table:table-cell>
          <table:table-cell table:style-name="Таблица1.A2" office:value-type="string">
            <text:p text:style-name="P14">web: node index.js</text:p>
          </table:table-cell>
        </table:table-row>
        <table:table-row table:style-name="Таблица1.12">
          <table:table-cell table:style-name="Таблица1.A3" office:value-type="string">
            <text:p text:style-name="Table_20_Contents">Запускаем сервер</text:p>
          </table:table-cell>
          <table:table-cell table:style-name="Таблица1.A2" office:value-type="string">
            <text:p text:style-name="P5">node index.js</text:p>
          </table:table-cell>
        </table:table-row>
        <text:soft-page-break/>
        <table:table-row>
          <table:table-cell table:style-name="Таблица1.A2" table:number-columns-spanned="2" office:value-type="string">
            <text:p text:style-name="P2">Публикация на <text:span text:style-name="T1">heroku</text:span></text:p>
          </table:table-cell>
          <table:covered-table-cell/>
        </table:table-row>
        <table:table-row>
          <table:table-cell table:style-name="Таблица1.A3" office:value-type="string">
            <text:p text:style-name="P7">Пишем в консоли</text:p>
          </table:table-cell>
          <table:table-cell table:style-name="Таблица1.A2" office:value-type="string">
            <text:p text:style-name="P5">heroku login</text:p>
          </table:table-cell>
        </table:table-row>
        <table:table-row>
          <table:table-cell table:style-name="Таблица1.A2" table:number-columns-spanned="2" office:value-type="string">
            <text:p text:style-name="Table_20_Contents">Вбиваем свой логин и пароль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ём приложение</text:p>
            <text:p text:style-name="Table_20_Contents">(<text:span text:style-name="T7">пишем только один раз</text:span>)</text:p>
          </table:table-cell>
          <table:table-cell table:style-name="Таблица1.A2" office:value-type="string">
            <text:p text:style-name="P5">git init</text:p>
            <text:p text:style-name="P5">git add .</text:p>
            <text:p text:style-name="P5">git commit -m "init"</text:p>
            <text:p text:style-name="P6">heroku create</text:p>
          </table:table-cell>
        </table:table-row>
        <table:table-row>
          <table:table-cell table:style-name="Таблица1.A3" office:value-type="string">
            <text:p text:style-name="Table_20_Contents">Заливаем файлы в систему</text:p>
          </table:table-cell>
          <table:table-cell table:style-name="Таблица1.A2" office:value-type="string">
            <text:p text:style-name="P5">git init</text:p>
            <text:p text:style-name="P5">git add .</text:p>
            <text:p text:style-name="P5">git commit -m "init"</text:p>
            <text:p text:style-name="P6">git push heroku master</text:p>
          </table:table-cell>
        </table:table-row>
        <table:table-row>
          <table:table-cell table:style-name="Таблица1.A2" table:number-columns-spanned="2" office:value-type="string">
            <text:p text:style-name="P2">Создаём сервер, считающий сумму чисел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Устанавливаем в папку с проектом</text:p>
          </table:table-cell>
          <table:table-cell table:style-name="Таблица1.A2" office:value-type="string">
            <text:p text:style-name="Table_20_Contents">npm install express --save</text:p>
            <text:p text:style-name="Table_20_Contents">npm install request --save</text:p>
            <text:p text:style-name="Table_20_Contents">npm install http --save</text:p>
            <text:p text:style-name="Table_20_Contents">npm install json --save</text:p>
          </table:table-cell>
        </table:table-row>
        <table:table-row>
          <table:table-cell table:style-name="Таблица1.A2" table:number-columns-spanned="2" office:value-type="string">
            <text:p text:style-name="P2">Код скрипта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13">let http = require('http');</text:p>
            <text:p text:style-name="P13">let server = http.createServer();</text:p>
            <text:p text:style-name="P13"/>
            <text:p text:style-name="P13">server.on('request', function(request, response) </text:p>
            <text:p text:style-name="P13">{</text:p>
            <text:p text:style-name="P13"><text:s text:c="4"/>response.setHeader('Access-Control-Allow-Origin', '*');</text:p>
            <text:p text:style-name="P13"><text:s text:c="4"/>response.setHeader('Access-Control-Allow-Methods', 'GET, POST, OPTIONS, PUT, PATCH, DELETE');</text:p>
            <text:p text:style-name="P13"><text:s text:c="4"/>response.setHeader('Access-Control-Allow-Headers', 'X-Requested-With,content-type');</text:p>
            <text:p text:style-name="P13"><text:s text:c="4"/>response.setHeader('Access-Control-Allow-Credentials', true);</text:p>
            <text:p text:style-name="P13"><text:s text:c="4"/>response.writeHead(200);<text:tab/></text:p>
            <text:p text:style-name="P13"><text:s/></text:p>
            <text:p text:style-name="P13"><text:s text:c="4"/>request.on('data', function(x) </text:p>
            <text:p text:style-name="P13"><text:s text:c="4"/>{</text:p>
            <text:p text:style-name="P13"><text:s text:c="8"/></text:p>
            <text:p text:style-name="P13"><text:s text:c="4"/>});</text:p>
            <text:p text:style-name="P13"><text:tab/></text:p>
            <text:p text:style-name="P13"><text:s text:c="4"/>request.on('end', function() </text:p>
            <text:p text:style-name="P13"><text:s text:c="4"/>{<text:tab/><text:tab/></text:p>
            <text:p text:style-name="P13"><text:tab/>function modifyString(s)</text:p>
            <text:p text:style-name="P13"><text:tab/>{</text:p>
            <text:p text:style-name="P13"><text:tab/><text:tab/>let flag = false;</text:p>
            <text:p text:style-name="P13"><text:tab/><text:tab/>let n = s.length;</text:p>
            <text:p text:style-name="P13"><text:tab/><text:tab/>let answer = "";</text:p>
            <text:p text:style-name="P13"><text:tab/><text:tab/>for(let i = 0; i &lt; n; ++i)</text:p>
            <text:p text:style-name="P13"><text:tab/><text:tab/>{</text:p>
            <text:p text:style-name="P13"><text:tab/><text:tab/><text:tab/>let c = s.charAt(i);</text:p>
            <text:p text:style-name="P13"><text:tab/><text:tab/><text:tab/><text:tab/></text:p>
            <text:p text:style-name="P13"><text:tab/><text:tab/><text:tab/>if(flag == true)</text:p>
            <text:p text:style-name="P13"><text:tab/><text:tab/><text:tab/><text:tab/>answer += c;</text:p>
            <text:p text:style-name="P13"><text:tab/><text:tab/><text:tab/>else</text:p>
            <text:p text:style-name="P13"><text:tab/><text:tab/><text:tab/>if(c == '{')</text:p>
            <text:p text:style-name="P13"><text:tab/><text:tab/><text:tab/>{</text:p>
            <text:p text:style-name="P13"><text:tab/><text:tab/><text:tab/><text:tab/>flag = true;</text:p>
            <text:p text:style-name="P13"><text:tab/><text:tab/><text:tab/><text:tab/>answer += c;</text:p>
            <text:p text:style-name="P13"><text:tab/><text:tab/><text:tab/>}</text:p>
            <text:p text:style-name="P13"><text:tab/><text:tab/>}</text:p>
            <text:p text:style-name="P13"><text:tab/><text:tab/>return answer;</text:p>
            <text:p text:style-name="P13"><text:tab/>}</text:p>
            <text:p text:style-name="P13"><text:tab/><text:tab/></text:p>
            <text:p text:style-name="P13"><text:s text:c="16"/>let s = decodeURIComponent(request.url + "");</text:p>
            <text:p text:style-name="P13"><text:tab/>s = modifyString(s);<text:tab/><text:tab/></text:p>
            <text:p text:style-name="P13"><text:tab/>let myJSON = JSON.parse(s);</text:p>
            <text:p text:style-name="P13"><text:soft-page-break/><text:tab/>let a = myJSON.a;</text:p>
            <text:p text:style-name="P13"><text:tab/>let b = myJSON.b;</text:p>
            <text:p text:style-name="P13"><text:tab/>let answer = parseInt(a) + parseInt(b);</text:p>
            <text:p text:style-name="P13"><text:tab/><text:tab/></text:p>
            <text:p text:style-name="P13"><text:s text:c="15"/>response.write("Summa: " + answer + "");<text:tab/><text:tab/><text:tab/><text:tab/><text:tab/></text:p>
            <text:p text:style-name="P13"><text:s text:c="15"/>response.end();</text:p>
            <text:p text:style-name="P13"><text:s text:c="4"/>});</text:p>
            <text:p text:style-name="P13"><text:s/></text:p>
            <text:p text:style-name="P13">});</text:p>
            <text:p text:style-name="P13"><text:s/></text:p>
            <text:p text:style-name="P13">let port = process.env.PORT || 5000;</text:p>
            <text:p text:style-name="P13">server.listen(port);</text:p>
            <text:p text:style-name="P13"/>
            <text:p text:style-name="P13">console.log("Server works on port " + port);</text:p>
            <text:p text:style-name="P13"/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2">Код <text:span text:style-name="T1">HTML </text:span><text:span text:style-name="T3">файла, посылающего запрос</text:span>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11">&lt;!doctype html&gt;</text:p>
            <text:p text:style-name="P11">&lt;html&gt;</text:p>
            <text:p text:style-name="P11">&lt;head&gt;</text:p>
            <text:p text:style-name="P11"><text:tab/>&lt;meta charset="UTF-8" /&gt;</text:p>
            <text:p text:style-name="P11"><text:tab/>&lt;title&gt;Maxim&lt;/title&gt;</text:p>
            <text:p text:style-name="P11"><text:tab/>&lt;link rel = "stylesheet" type = "text/css" href = "style.css"/&gt;</text:p>
            <text:p text:style-name="P11">&lt;/head&gt;</text:p>
            <text:p text:style-name="P11">&lt;body&gt;</text:p>
            <text:p text:style-name="P11"/>
            <text:p text:style-name="P11">&lt;input type = 'text' id = 't1'&gt;</text:p>
            <text:p text:style-name="P11">&lt;input type = 'text' id = 't2'&gt;</text:p>
            <text:p text:style-name="P11">&lt;input type = 'button' onclick = 'f()' value = 'summa'&gt;</text:p>
            <text:p text:style-name="P11"/>
            <text:p text:style-name="P11">&lt;h1 id = 'result'&gt;&lt;/h1&gt;</text:p>
            <text:p text:style-name="P11"/>
            <text:p text:style-name="P11"/>
            <text:p text:style-name="P11">&lt;script&gt;</text:p>
            <text:p text:style-name="P11"/>
            <text:p text:style-name="P11"><text:tab/><text:span text:style-name="T7">let url = "http://fast-hollows-74981.herokuapp.com/";</text:span></text:p>
            <text:p text:style-name="P11"/>
            <text:p text:style-name="P11"><text:tab/>function f()</text:p>
            <text:p text:style-name="P11"><text:tab/>{</text:p>
            <text:p text:style-name="P11"><text:tab/><text:tab/>let s1 = document.getElementById('t1').value;</text:p>
            <text:p text:style-name="P11"><text:tab/><text:tab/>let s2 = document.getElementById('t2').value;</text:p>
            <text:p text:style-name="P11"><text:tab/><text:tab/></text:p>
            <text:p text:style-name="P11"><text:tab/><text:tab/>let myObj = {</text:p>
            <text:p text:style-name="P11"><text:tab/><text:tab/><text:tab/>a: s1,</text:p>
            <text:p text:style-name="P11"><text:tab/><text:tab/><text:tab/>b: s2</text:p>
            <text:p text:style-name="P11"><text:tab/><text:tab/>}</text:p>
            <text:p text:style-name="P11"><text:tab/><text:tab/></text:p>
            <text:p text:style-name="P11"><text:tab/><text:tab/>let jsonString = encodeURIComponent( JSON.stringify(myObj) );</text:p>
            <text:p text:style-name="P11"><text:tab/><text:tab/></text:p>
            <text:p text:style-name="P11"><text:tab/><text:tab/>let r = new XMLHttpRequest();</text:p>
            <text:p text:style-name="P11"><text:tab/><text:tab/></text:p>
            <text:p text:style-name="P11"><text:tab/><text:tab/>console.log(url + "?" + jsonString);</text:p>
            <text:p text:style-name="P11"/>
            <text:p text:style-name="P11"><text:tab/><text:tab/>r.open("POST", url + "?" + jsonString);</text:p>
            <text:p text:style-name="P11"><text:tab/><text:tab/>r.setRequestHeader("Content-Type","text/plain;charset=UTF-8");</text:p>
            <text:p text:style-name="P11"><text:tab/><text:tab/>r.send(null);</text:p>
            <text:p text:style-name="P11"><text:tab/><text:tab/></text:p>
            <text:p text:style-name="P11"><text:tab/><text:tab/>r.onreadystatechange = function()</text:p>
            <text:p text:style-name="P11"><text:tab/><text:tab/>{</text:p>
            <text:p text:style-name="P11"><text:tab/><text:tab/><text:tab/>if(r.readyState === 4 &amp;&amp; r.status === 200) </text:p>
            <text:p text:style-name="P11"><text:tab/><text:tab/><text:tab/>{</text:p>
            <text:p text:style-name="P11"><text:tab/><text:tab/><text:tab/> <text:s text:c="2"/>document.getElementById('result').innerHTML = r.responseText + "";</text:p>
            <text:p text:style-name="P11"><text:tab/><text:tab/><text:tab/>}</text:p>
            <text:p text:style-name="P11"><text:soft-page-break/><text:tab/><text:tab/>}</text:p>
            <text:p text:style-name="P11"/>
            <text:p text:style-name="P11"><text:tab/>}</text:p>
            <text:p text:style-name="P11">&lt;/script&gt;</text:p>
            <text:p text:style-name="P11"/>
            <text:p text:style-name="P11">&lt;/body&gt;</text:p>
            <text:p text:style-name="P11">&lt;/html&gt;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2"><text:span text:style-name="T1">B</text:span>abel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Подключаем модули</text:p>
          </table:table-cell>
          <table:table-cell table:style-name="Таблица1.A2" office:value-type="string">
            <text:p text:style-name="Table_20_Contents">npm install express --save</text:p>
            <text:p text:style-name="Table_20_Contents">npm install request --save</text:p>
            <text:p text:style-name="Table_20_Contents">npm install http --save</text:p>
            <text:p text:style-name="Table_20_Contents">npm install json --save</text:p>
          </table:table-cell>
        </table:table-row>
        <table:table-row>
          <table:table-cell table:style-name="Таблица1.A3" office:value-type="string">
            <text:p text:style-name="Table_20_Contents">Пишем в консоли</text:p>
          </table:table-cell>
          <table:table-cell table:style-name="Таблица1.A2" office:value-type="string">
            <text:p text:style-name="Table_20_Contents">npm install babel-cli babel-core babel-preset-es2015 --save-dev</text:p>
          </table:table-cell>
        </table:table-row>
        <table:table-row>
          <table:table-cell table:style-name="Таблица1.A3" office:value-type="string">
            <text:p text:style-name="Table_20_Contents">В папке <text:span text:style-name="T2">static </text:span><text:span text:style-name="T4">создаём файл </text:span><text:span text:style-name="T2">index.html</text:span></text:p>
          </table:table-cell>
          <table:table-cell table:style-name="Таблица1.A2" office:value-type="string">
            <text:p text:style-name="P16">&lt;!doctype html&gt;</text:p>
            <text:p text:style-name="P16">&lt;html&gt;</text:p>
            <text:p text:style-name="P16">&lt;head&gt;</text:p>
            <text:p text:style-name="P16"><text:tab/>&lt;meta charset="UTF-8" /&gt;</text:p>
            <text:p text:style-name="P16"><text:tab/>&lt;title&gt;Тестирование&lt;/title&gt;</text:p>
            <text:p text:style-name="P16">&lt;/head&gt;</text:p>
            <text:p text:style-name="P16">&lt;body&gt;</text:p>
            <text:p text:style-name="P16"><text:tab/>&lt;h1&gt;Тестирование&lt;/h1&gt;</text:p>
            <text:p text:style-name="P16"><text:tab/>&lt;script src = "<text:span text:style-name="T7">Scripts_ES_5</text:span>/scr_1.js"&gt;&lt;/script&gt;</text:p>
            <text:p text:style-name="P16"><text:tab/>&lt;script src = "<text:span text:style-name="T7">Scripts_ES_5</text:span>/scr_2.js"&gt;&lt;/script&gt;</text:p>
            <text:p text:style-name="P16">&lt;/body&gt;</text:p>
            <text:p text:style-name="P16">&lt;/html&gt;</text:p>
          </table:table-cell>
        </table:table-row>
        <table:table-row>
          <table:table-cell table:style-name="Таблица1.A2" table:number-columns-spanned="2" office:value-type="string">
            <text:p text:style-name="Table_20_Contents">В папке <text:span text:style-name="T2">static </text:span><text:span text:style-name="T4">создаём две папки: <text:s text:c="2"/>Scripts_ES_</text:span><text:span text:style-name="T5">5 <text:s/></text:span><text:span text:style-name="T4">и <text:s/>Scripts_ES_</text:span><text:span text:style-name="T5">6</text:span></text:p>
            <text:p text:style-name="P9">Папку <text:s/>Scripts_ES_5 <text:s/>оставляем пустой</text:p>
          </table:table-cell>
          <table:covered-table-cell/>
        </table:table-row>
        <table:table-row>
          <table:table-cell table:style-name="Таблица1.A3" office:value-type="string">
            <text:p text:style-name="P10">В папке <text:span text:style-name="T7">Scripts_ES_6</text:span> создаём два скрипта <text:span text:style-name="T1">JavaScript:</text:span></text:p>
            <text:p text:style-name="P6">scr_1.js</text:p>
            <text:p text:style-name="P6">scr_2.js</text:p>
          </table:table-cell>
          <table:table-cell table:style-name="Таблица1.A2" office:value-type="string">
            <text:p text:style-name="Table_20_Contents">"use strict";</text:p>
            <text:p text:style-name="Table_20_Contents">let s = "hello";</text:p>
            <text:p text:style-name="Table_20_Contents">console.log(s);</text:p>
            <text:p text:style-name="Table_20_Contents"/>
            <text:p text:style-name="Table_20_Contents">"use strict";</text:p>
            <text:p text:style-name="Table_20_Contents">let n = 218;</text:p>
            <text:p text:style-name="Table_20_Contents">console.log(n);</text:p>
          </table:table-cell>
        </table:table-row>
        <table:table-row>
          <table:table-cell table:style-name="Таблица1.A2" table:number-columns-spanned="2" office:value-type="string">
            <text:p text:style-name="Table_20_Contents">Открываем файл <text:span text:style-name="T7">package.json</text:span></text:p>
            <text:p text:style-name="Table_20_Contents">В нём в разделе <text:span text:style-name="T7">scripts</text:span> пишем следующий код</text:p>
            <text:p text:style-name="Table_20_Contents"/>
            <text:p text:style-name="Table_20_Contents">"scripts": {<text:line-break/> <text:s text:c="3"/>"myBabel": "babel <text:span text:style-name="T7">static/Scripts_ES_6</text:span> -d <text:span text:style-name="T7">static/Scripts_ES_5</text:span> --presets es2015"<text:line-break/> }<text:span text:style-name="T7">,</text:span>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Запускаем скрипт, преобразующий код в старый формат.</text:p>
            <text:p text:style-name="Table_20_Contents">При этом в папке <text:s/><text:span text:style-name="T7">Scripts_ES_5 <text:s/></text:span><text:span text:style-name="T8">появятся сгенерированные файлы</text:span></text:p>
          </table:table-cell>
          <table:table-cell table:style-name="Таблица1.A2" office:value-type="string">
            <text:p text:style-name="P6">npm run myBabel</text:p>
          </table:table-cell>
        </table:table-row>
        <table:table-row table:style-name="Таблица1.32">
          <table:table-cell table:style-name="Таблица1.A3" office:value-type="string">
            <text:p text:style-name="Table_20_Contents">Запускаем сервер</text:p>
          </table:table-cell>
          <table:table-cell table:style-name="Таблица1.A2" office:value-type="string">
            <text:p text:style-name="P5">node index.js</text:p>
          </table:table-cell>
        </table:table-row>
        <text:soft-page-break/>
        <table:table-row>
          <table:table-cell table:style-name="Таблица1.A2" table:number-columns-spanned="2" office:value-type="string">
            <text:p text:style-name="P2"><text:s/>webpack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Устанавливаем глобально</text:p>
          </table:table-cell>
          <table:table-cell table:style-name="Таблица1.A2" office:value-type="string">
            <text:p text:style-name="P18">npm install -g webpack</text:p>
          </table:table-cell>
        </table:table-row>
        <table:table-row>
          <table:table-cell table:style-name="Таблица1.A3" office:value-type="string">
            <text:p text:style-name="Table_20_Contents">Устанавливаем как зависимость</text:p>
          </table:table-cell>
          <table:table-cell table:style-name="Таблица1.A2" office:value-type="string">
            <text:p text:style-name="Table_20_Contents">npm install -S webpack</text:p>
          </table:table-cell>
        </table:table-row>
        <table:table-row>
          <table:table-cell table:style-name="Таблица1.A3" office:value-type="string">
            <text:p text:style-name="Table_20_Contents">Создадим класс для экспортирования в файле <text:span text:style-name="T2">scr_1.js</text:span></text:p>
          </table:table-cell>
          <table:table-cell table:style-name="Таблица1.A2" office:value-type="string">
            <text:p text:style-name="P11">"use strict";</text:p>
            <text:p text:style-name="P11"/>
            <text:p text:style-name="P11"><text:span text:style-name="T7">export default class WordPrinter</text:span>{</text:p>
            <text:p text:style-name="P11"><text:tab/>constructor(){</text:p>
            <text:p text:style-name="P11"><text:tab/><text:tab/>this.word = "";</text:p>
            <text:p text:style-name="P11"><text:tab/>}</text:p>
            <text:p text:style-name="P11"><text:tab/>initWord(s){</text:p>
            <text:p text:style-name="P11"><text:tab/><text:tab/>this.word = s;</text:p>
            <text:p text:style-name="P11"><text:tab/>}</text:p>
            <text:p text:style-name="P11"><text:tab/>printWord(){</text:p>
            <text:p text:style-name="P11"><text:tab/><text:tab/>console.log("Word: " + this.word);</text:p>
            <text:p text:style-name="P11"><text:tab/>}</text:p>
            <text:p text:style-name="P11">}</text:p>
          </table:table-cell>
        </table:table-row>
        <table:table-row>
          <table:table-cell table:style-name="Таблица1.A3" office:value-type="string">
            <text:p text:style-name="Table_20_Contents">Файл <text:span text:style-name="T2">scr_2.js</text:span><text:span text:style-name="T1"> </text:span><text:span text:style-name="T3">будет импортировать данный класс</text:span></text:p>
          </table:table-cell>
          <table:table-cell table:style-name="Таблица1.A2" office:value-type="string">
            <text:p text:style-name="P11">"use strict";</text:p>
            <text:p text:style-name="P11"/>
            <text:p text:style-name="P12">import WordPrinter from "./scr_1.js";</text:p>
            <text:p text:style-name="P11"/>
            <text:p text:style-name="P11">let w = new WordPrinter();</text:p>
            <text:p text:style-name="P11">w.initWord("Maxim");</text:p>
            <text:p text:style-name="P11">w.printWord();</text:p>
          </table:table-cell>
        </table:table-row>
        <table:table-row>
          <table:table-cell table:style-name="Таблица1.A2" table:number-columns-spanned="2" office:value-type="string">
            <text:p text:style-name="Table_20_Contents">Напишем команду в консоли для осуществления импорта и экспорта</text:p>
            <text:p text:style-name="Table_20_Contents"/>
            <text:p text:style-name="P15">webpack static/Scripts_ES_6/scr_2.js static/ResultScript/result.js</text:p>
            <text:p text:style-name="P15"/>
            <text:p text:style-name="P10">теперь весь код находится в файле <text:span text:style-name="T7">ResultScript/result.js</text:span>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Код файла <text:span text:style-name="T2">index.html</text:span></text:p>
            <text:p text:style-name="P6"/>
            <text:p text:style-name="P8">Теперь подключается только 1 файл <text:span text:style-name="T2">result.js</text:span></text:p>
          </table:table-cell>
          <table:table-cell table:style-name="Таблица1.A2" office:value-type="string">
            <text:p text:style-name="P11">&lt;!doctype html&gt;</text:p>
            <text:p text:style-name="P11">&lt;html&gt;</text:p>
            <text:p text:style-name="P11">&lt;head&gt;</text:p>
            <text:p text:style-name="P11"><text:tab/>&lt;meta charset="UTF-8" /&gt;</text:p>
            <text:p text:style-name="P11"><text:tab/>&lt;title&gt;Тестирование&lt;/title&gt;</text:p>
            <text:p text:style-name="P11">&lt;/head&gt;</text:p>
            <text:p text:style-name="P11">&lt;body&gt;</text:p>
            <text:p text:style-name="P11"><text:tab/>&lt;h1&gt;Тестирование&lt;/h1&gt;</text:p>
            <text:p text:style-name="P11"><text:tab/>&lt;script src = "<text:span text:style-name="T7">ResultScript/result.js</text:span>"&gt;&lt;/script&gt;</text:p>
            <text:p text:style-name="P11">&lt;/body&gt;</text:p>
            <text:p text:style-name="P11">&lt;/html&gt;</text:p>
          </table:table-cell>
        </table:table-row>
        <table:table-row>
          <table:table-cell table:style-name="Таблица1.A3" office:value-type="string">
            <text:p text:style-name="Table_20_Contents">Запускаем сервер</text:p>
          </table:table-cell>
          <table:table-cell table:style-name="Таблица1.A2" office:value-type="string">
            <text:p text:style-name="P5">node index.js</text:p>
          </table:table-cell>
        </table:table-row>
        <table:table-row>
          <table:table-cell table:style-name="Таблица1.A2" table:number-columns-spanned="2" office:value-type="string">
            <text:p text:style-name="P2">Webpack работа с конфигурационным файлом</text:p>
          </table:table-cell>
          <table:covered-table-cell/>
        </table:table-row>
        <table:table-row table:style-name="Таблица1.42">
          <table:table-cell table:style-name="Таблица1.A3" office:value-type="string">
            <text:p text:style-name="Table_20_Contents">Создадим класс <text:span text:style-name="T1">A</text:span></text:p>
          </table:table-cell>
          <table:table-cell table:style-name="Таблица1.A2" office:value-type="string">
            <text:p text:style-name="P22"><text:span text:style-name="T6">export default class </text:span>A{</text:p>
            <text:p text:style-name="P22"><text:s text:c="4"/>constructor(){</text:p>
            <text:p text:style-name="P22"><text:s text:c="8"/><text:span text:style-name="T6">console</text:span>.log(<text:span text:style-name="T6">"write A"</text:span>);</text:p>
            <text:p text:style-name="P22"><text:s text:c="4"/>}</text:p>
            <text:p text:style-name="P19">};</text:p>
          </table:table-cell>
        </table:table-row>
        <table:table-row>
          <table:table-cell table:style-name="Таблица1.A3" office:value-type="string">
            <text:p text:style-name="Table_20_Contents">Создадим класс <text:span text:style-name="T1">AA, </text:span><text:span text:style-name="T3">который создаёт в себе два экземпляра класса </text:span><text:span text:style-name="T1">A</text:span></text:p>
          </table:table-cell>
          <table:table-cell table:style-name="Таблица1.A2" office:value-type="string">
            <text:p text:style-name="P22"><text:span text:style-name="T6">import </text:span>A <text:span text:style-name="T6">from "./A.js"</text:span>;</text:p>
            <text:p text:style-name="P22"/>
            <text:p text:style-name="P22"><text:span text:style-name="T6">export default class </text:span>AA{</text:p>
            <text:p text:style-name="P22"><text:s text:c="4"/>constructor(){</text:p>
            <text:p text:style-name="P22"><text:s text:c="8"/><text:span text:style-name="T6">this</text:span>.<text:span text:style-name="T6">a1 </text:span>= <text:span text:style-name="T6">new </text:span>A();</text:p>
            <text:p text:style-name="P22"><text:s text:c="8"/><text:span text:style-name="T6">this</text:span>.<text:span text:style-name="T6">a2 </text:span>= <text:span text:style-name="T6">new </text:span>A();</text:p>
            <text:p text:style-name="P22"><text:s text:c="4"/>}</text:p>
            <text:p text:style-name="P19">};</text:p>
          </table:table-cell>
        </table:table-row>
        <text:soft-page-break/>
        <table:table-row>
          <table:table-cell table:style-name="Таблица1.A3" office:value-type="string">
            <text:p text:style-name="P7">Создадим класс <text:span text:style-name="T1">B</text:span></text:p>
          </table:table-cell>
          <table:table-cell table:style-name="Таблица1.A2" office:value-type="string">
            <text:p text:style-name="P22"><text:span text:style-name="T6">export default class </text:span>B{</text:p>
            <text:p text:style-name="P22"><text:s text:c="4"/>constructor(){</text:p>
            <text:p text:style-name="P22"><text:s text:c="8"/><text:span text:style-name="T6">console</text:span>.log(<text:span text:style-name="T6">"write B"</text:span>);</text:p>
            <text:p text:style-name="P22"><text:s text:c="4"/>}</text:p>
            <text:p text:style-name="P19">};</text:p>
          </table:table-cell>
        </table:table-row>
        <table:table-row table:style-name="Таблица1.45">
          <table:table-cell table:style-name="Таблица1.A3" office:value-type="string">
            <text:p text:style-name="Table_20_Contents">Создадим класс <text:span text:style-name="T1">BB, </text:span><text:span text:style-name="T3">который создаёт в себе два экземпляра класса </text:span><text:span text:style-name="T1">B</text:span></text:p>
          </table:table-cell>
          <table:table-cell table:style-name="Таблица1.A2" office:value-type="string">
            <text:p text:style-name="P22"><text:span text:style-name="T6">import </text:span>B <text:span text:style-name="T6">from "./B.js"</text:span>;</text:p>
            <text:p text:style-name="P22"/>
            <text:p text:style-name="P22"><text:span text:style-name="T6">export default class </text:span>BB{</text:p>
            <text:p text:style-name="P22"><text:s text:c="4"/>constructor(){</text:p>
            <text:p text:style-name="P22"><text:s text:c="8"/><text:span text:style-name="T6">this</text:span>.<text:span text:style-name="T6">b1 </text:span>= <text:span text:style-name="T6">new </text:span>B();</text:p>
            <text:p text:style-name="P22"><text:s text:c="8"/><text:span text:style-name="T6">this</text:span>.<text:span text:style-name="T6">b2 </text:span>= <text:span text:style-name="T6">new </text:span>B();</text:p>
            <text:p text:style-name="P22"><text:s text:c="4"/>}</text:p>
            <text:p text:style-name="P19">};</text:p>
          </table:table-cell>
        </table:table-row>
        <table:table-row>
          <table:table-cell table:style-name="Таблица1.A3" office:value-type="string">
            <text:p text:style-name="Table_20_Contents">Создадим <text:span text:style-name="T7">ГЛАВНЫЙ</text:span> класс, который использует в себе классы <text:span text:style-name="T1">AA </text:span><text:span text:style-name="T3">и </text:span><text:span text:style-name="T1">BB.</text:span></text:p>
            <text:p text:style-name="P5"/>
            <text:p text:style-name="P7">Создадим экземпляр главного класса</text:p>
          </table:table-cell>
          <table:table-cell table:style-name="Таблица1.A2" office:value-type="string">
            <text:p text:style-name="P22"><text:span text:style-name="T6">import </text:span>AA <text:span text:style-name="T6">from "./AA.js"</text:span>;</text:p>
            <text:p text:style-name="P22"><text:span text:style-name="T6">import </text:span>BB <text:span text:style-name="T6">from "./BB.js"</text:span>;</text:p>
            <text:p text:style-name="P22"/>
            <text:p text:style-name="P22"><text:span text:style-name="T6">export default class </text:span>BBAA{</text:p>
            <text:p text:style-name="P22"><text:s text:c="4"/>constructor(){</text:p>
            <text:p text:style-name="P22"><text:s text:c="8"/><text:span text:style-name="T6">this</text:span>.<text:span text:style-name="T6">n1 </text:span>= <text:span text:style-name="T6">new </text:span>BB();</text:p>
            <text:p text:style-name="P22"><text:s text:c="8"/><text:span text:style-name="T6">this</text:span>.<text:span text:style-name="T6">n2 </text:span>= <text:span text:style-name="T6">new </text:span>AA();</text:p>
            <text:p text:style-name="P22"><text:s text:c="4"/>}</text:p>
            <text:p text:style-name="P22">}</text:p>
            <text:p text:style-name="P22"/>
            <text:p text:style-name="P19"><text:span text:style-name="T6">let </text:span>obj = <text:span text:style-name="T6">new </text:span>BBAA();</text:p>
          </table:table-cell>
        </table:table-row>
        <table:table-row>
          <table:table-cell table:style-name="Таблица1.A2" table:number-columns-spanned="2" office:value-type="string">
            <text:p text:style-name="Table_20_Contents">Все созданные файлы <text:span text:style-name="T1">JS </text:span><text:span text:style-name="T3">находятся в папке </text:span><text:span text:style-name="T9">static/scripts/</text:span>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дим файл под именем </text:p>
            <text:p text:style-name="P15">webpack.config.js</text:p>
            <text:p text:style-name="Table_20_Contents">рядом с файлом</text:p>
            <text:p text:style-name="P17">Procfile</text:p>
          </table:table-cell>
          <table:table-cell table:style-name="Таблица1.A2" office:value-type="string">
            <text:p text:style-name="P23">module.exports = {</text:p>
            <text:p text:style-name="P23"><text:s text:c="4"/>entry: "<text:span text:style-name="T7">./static/scripts/BBAA.js</text:span>",</text:p>
            <text:p text:style-name="P23"><text:s text:c="4"/>output: {</text:p>
            <text:p text:style-name="P23"><text:s text:c="8"/>filename: "<text:span text:style-name="T7">./static/scripts/MainResultScript.js</text:span>"</text:p>
            <text:p text:style-name="P23"><text:s text:c="4"/>}</text:p>
            <text:p text:style-name="P20">};</text:p>
          </table:table-cell>
        </table:table-row>
        <table:table-row>
          <table:table-cell table:style-name="Таблица1.A3" office:value-type="string">
            <text:p text:style-name="Table_20_Contents">Запускаем <text:span text:style-name="T2">webpack</text:span><text:span text:style-name="T1">, </text:span><text:span text:style-name="T3">прописав в консоли</text:span></text:p>
          </table:table-cell>
          <table:table-cell table:style-name="Таблица1.A2" office:value-type="string">
            <text:p text:style-name="P3">webpack</text:p>
          </table:table-cell>
        </table:table-row>
        <table:table-row>
          <table:table-cell table:style-name="Таблица1.A2" table:number-columns-spanned="2" office:value-type="string">
            <text:p text:style-name="Table_20_Contents">После этого автоматически создастся файл <text:span text:style-name="T10">MainResultScript.js</text:span></text:p>
          </table:table-cell>
          <table:covered-table-cell/>
        </table:table-row>
        <table:table-row table:style-name="Таблица1.51">
          <table:table-cell table:style-name="Таблица1.A3" office:value-type="string">
            <text:p text:style-name="Table_20_Contents">После этого надо подключить созданный файл к странице</text:p>
          </table:table-cell>
          <table:table-cell table:style-name="Таблица1.A2" office:value-type="string">
            <text:p text:style-name="P21">&lt;script src = "<text:span text:style-name="T7">scripts/MainResultScript.js</text:span>"&gt;&lt;/script&gt;</text:p>
          </table:table-cell>
        </table:table-row>
        <table:table-row>
          <table:table-cell table:style-name="Таблица1.A2" table:number-columns-spanned="2" office:value-type="string">
            <text:p text:style-name="P2">Сокеты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1">Код клиента (создаю как обычное приложение)</text:p>
            <text:p text:style-name="Table_20_Contents"/>
            <text:p text:style-name="Table_20_Contents">&lt;!doctype html&gt;</text:p>
            <text:p text:style-name="Table_20_Contents">&lt;html&gt;</text:p>
            <text:p text:style-name="Table_20_Contents">&lt;head&gt;</text:p>
            <text:p text:style-name="Table_20_Contents"><text:tab/>&lt;meta charset="UTF-8" /&gt;</text:p>
            <text:p text:style-name="Table_20_Contents"><text:tab/>&lt;title&gt;Сокет клиент&lt;/title&gt;</text:p>
            <text:p text:style-name="Table_20_Contents">&lt;/head&gt;</text:p>
            <text:p text:style-name="Table_20_Contents">&lt;body&gt;</text:p>
            <text:p text:style-name="Table_20_Contents"/>
            <text:p text:style-name="Table_20_Contents">&lt;h1&gt;Сокет клиент&lt;/h1&gt;</text:p>
            <text:p text:style-name="Table_20_Contents">&lt;hr&gt;</text:p>
            <text:p text:style-name="Table_20_Contents"><text:soft-page-break/>&lt;br&gt;</text:p>
            <text:p text:style-name="Table_20_Contents"/>
            <text:p text:style-name="Table_20_Contents">&lt;input type = 'text' id = 't'&gt;</text:p>
            <text:p text:style-name="Table_20_Contents">&lt;input type = 'button' onclick = 'f()' value = ' OK '&gt;</text:p>
            <text:p text:style-name="Table_20_Contents"/>
            <text:p text:style-name="Table_20_Contents">&lt;script&gt;</text:p>
            <text:p text:style-name="Table_20_Contents"/>
            <text:p text:style-name="Table_20_Contents"><text:tab/>let socket;</text:p>
            <text:p text:style-name="Table_20_Contents"/>
            <text:p text:style-name="Table_20_Contents"><text:tab/>window.onload = function(){</text:p>
            <text:p text:style-name="Table_20_Contents"><text:tab/></text:p>
            <text:p text:style-name="Table_20_Contents"><text:tab/><text:tab/>socket = new WebSocket("<text:span text:style-name="T7">ws://socket-server-node.herokuapp.com/</text:span>");</text:p>
            <text:p text:style-name="Table_20_Contents"><text:tab/><text:tab/></text:p>
            <text:p text:style-name="Table_20_Contents"><text:tab/><text:tab/>socket.onopen = function() {</text:p>
            <text:p text:style-name="Table_20_Contents"><text:tab/><text:tab/> <text:s/>console.log("Соединение установлено");</text:p>
            <text:p text:style-name="Table_20_Contents"><text:tab/><text:tab/>};</text:p>
            <text:p text:style-name="Table_20_Contents"/>
            <text:p text:style-name="Table_20_Contents"><text:tab/><text:tab/>socket.onclose = function(event) {<text:tab/><text:tab/> </text:p>
            <text:p text:style-name="Table_20_Contents"><text:tab/><text:tab/><text:tab/>console.log("Соединение закрыто");</text:p>
            <text:p text:style-name="Table_20_Contents"><text:tab/><text:tab/>};</text:p>
            <text:p text:style-name="Table_20_Contents"/>
            <text:p text:style-name="Table_20_Contents"><text:tab/><text:tab/>socket.onmessage = function(event) {</text:p>
            <text:p text:style-name="Table_20_Contents"><text:tab/><text:tab/> <text:s/>console.log("Получено сообщение: " + event.data);</text:p>
            <text:p text:style-name="Table_20_Contents"><text:tab/><text:tab/>};</text:p>
            <text:p text:style-name="Table_20_Contents"/>
            <text:p text:style-name="Table_20_Contents"><text:tab/><text:tab/>socket.onerror = function(error) {</text:p>
            <text:p text:style-name="Table_20_Contents"><text:tab/><text:tab/> <text:s/>console.log("Ошибка: " + error.message);</text:p>
            <text:p text:style-name="Table_20_Contents"><text:tab/><text:tab/>};</text:p>
            <text:p text:style-name="Table_20_Contents"><text:tab/>}</text:p>
            <text:p text:style-name="Table_20_Contents"><text:tab/></text:p>
            <text:p text:style-name="Table_20_Contents"><text:tab/>function f(){</text:p>
            <text:p text:style-name="Table_20_Contents"><text:tab/><text:tab/>let s = document.getElementById('t').value;</text:p>
            <text:p text:style-name="Table_20_Contents"><text:tab/><text:tab/>socket.send(s);</text:p>
            <text:p text:style-name="Table_20_Contents"><text:tab/>}</text:p>
            <text:p text:style-name="Table_20_Contents">&lt;/script&gt;</text:p>
            <text:p text:style-name="Table_20_Contents"/>
            <text:p text:style-name="Table_20_Contents">&lt;/body&gt;</text:p>
            <text:p text:style-name="Table_20_Contents">&lt;/html&gt;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2">Создание socket сервера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Подключаю обычные библиотеки и </text:p>
            <text:p text:style-name="Table_20_Contents">ещё модуль <text:span text:style-name="T1">ws</text:span></text:p>
          </table:table-cell>
          <table:table-cell table:style-name="Таблица1.A2" office:value-type="string">
            <text:p text:style-name="P4">npm install ws --save</text:p>
          </table:table-cell>
        </table:table-row>
        <table:table-row>
          <table:table-cell table:style-name="Таблица1.A3" office:value-type="string">
            <text:p text:style-name="P7">Обычным образом создаём Procfile и пишем в нём</text:p>
          </table:table-cell>
          <table:table-cell table:style-name="Таблица1.A2" office:value-type="string">
            <text:p text:style-name="Table_20_Contents">web: node index.js</text:p>
          </table:table-cell>
        </table:table-row>
        <table:table-row>
          <table:table-cell table:style-name="Таблица1.A2" table:number-columns-spanned="2" office:value-type="string">
            <text:p text:style-name="P1">Код файла <text:span text:style-name="T1">index.js</text:span></text:p>
            <text:p text:style-name="P5"/>
            <text:p text:style-name="P5">let WebSocketServer = new require('ws');</text:p>
            <text:p text:style-name="P5"/>
            <text:p text:style-name="Table_20_Contents"><text:span text:style-name="T1">let portNumber = </text:span><text:span text:style-name="T2">process.env.PORT || 8081</text:span><text:span text:style-name="T1">;</text:span></text:p>
            <text:p text:style-name="P5">let <text:s/>webSocketServer = new WebSocketServer.Server({</text:p>
            <text:p text:style-name="P5"><text:s text:c="2"/>port: portNumber</text:p>
            <text:p text:style-name="P5"><text:soft-page-break/>});</text:p>
            <text:p text:style-name="P5"/>
            <text:p text:style-name="P5">// подключенные клиенты</text:p>
            <text:p text:style-name="P5">let clients = {};</text:p>
            <text:p text:style-name="P5">// счётчик для генерации имён клиентов</text:p>
            <text:p text:style-name="P5">let nameCounter = 1;</text:p>
            <text:p text:style-name="P5"/>
            <text:p text:style-name="P5">// функция для вывода всех клиентов в консоль</text:p>
            <text:p text:style-name="P5">function writeAllClients(){</text:p>
            <text:p text:style-name="P5"><text:tab/>let s = "Clients: ";</text:p>
            <text:p text:style-name="P5"><text:tab/>for (let key in clients) {</text:p>
            <text:p text:style-name="P5"><text:s text:c="6"/>s += (key + " ");</text:p>
            <text:p text:style-name="P5"><text:s text:c="4"/>}</text:p>
            <text:p text:style-name="P5"><text:tab/>console.log(s);</text:p>
            <text:p text:style-name="P5">}</text:p>
            <text:p text:style-name="P5"/>
            <text:p text:style-name="P5">webSocketServer.on("connection", function(ws) {</text:p>
            <text:p text:style-name="P5"><text:s text:c="2"/>// получаем имя клиента</text:p>
            <text:p text:style-name="P5"><text:s text:c="2"/>let id = "id_" + nameCounter;</text:p>
            <text:p text:style-name="P5"><text:s text:c="2"/>// увеличиваем счётчик</text:p>
            <text:p text:style-name="P5"><text:s text:c="2"/>nameCounter++;</text:p>
            <text:p text:style-name="P5"><text:s text:c="2"/>// сохраняем имя клиента в массив</text:p>
            <text:p text:style-name="P5"><text:s text:c="2"/>clients[id] = ws;</text:p>
            <text:p text:style-name="P5"><text:s text:c="2"/>// выводим информацию о добавлении нового клиента</text:p>
            <text:p text:style-name="P5"><text:s text:c="2"/>console.log("новое соединение " + id);</text:p>
            <text:p text:style-name="P5"><text:s text:c="2"/></text:p>
            <text:p text:style-name="P5"><text:s text:c="2"/>// выводим всех клиентов в консоль</text:p>
            <text:p text:style-name="P5"><text:s text:c="2"/>writeAllClients();</text:p>
            <text:p text:style-name="P5"/>
            <text:p text:style-name="P5"><text:s text:c="2"/>// событие при получении сообщения</text:p>
            <text:p text:style-name="P5"><text:s text:c="2"/>ws.on("message", function(message) {</text:p>
            <text:p text:style-name="P5"><text:tab/>// выводим в консоль текст сообщения и id его отправителя</text:p>
            <text:p text:style-name="P5"><text:s text:c="4"/>console.log("получено сообщение " + message + " от " + id);</text:p>
            <text:p text:style-name="P5"><text:tab/></text:p>
            <text:p text:style-name="P5"><text:tab/>// отсылаем сообщение абсолютно всем пользователям</text:p>
            <text:p text:style-name="P5"><text:s text:c="4"/>for (let key in clients) {</text:p>
            <text:p text:style-name="P5"><text:s text:c="6"/>clients[key].send(message);</text:p>
            <text:p text:style-name="P5"><text:s text:c="4"/>}</text:p>
            <text:p text:style-name="P5"><text:tab/></text:p>
            <text:p text:style-name="P5"><text:tab/>// отсылаем личное сообщение отправителю</text:p>
            <text:p text:style-name="P5"><text:tab/>clients[id].send("ЛИЧНОЕ " + message)</text:p>
            <text:p text:style-name="P5"><text:tab/></text:p>
            <text:p text:style-name="P5"><text:s text:c="2"/>});</text:p>
            <text:p text:style-name="P5"/>
            <text:p text:style-name="P5"><text:s text:c="2"/>// событие при ошибке</text:p>
            <text:p text:style-name="P5"><text:s text:c="2"/>ws.on("error", function() {</text:p>
            <text:p text:style-name="P5"><text:s text:c="6"/>console.log("Error Error Error !!! !!!");</text:p>
            <text:p text:style-name="P5"><text:s text:c="2"/>});</text:p>
            <text:p text:style-name="P5"/>
            <text:p text:style-name="P5"><text:s text:c="2"/>// событие при закрытии соединения</text:p>
            <text:p text:style-name="P5"><text:s text:c="2"/>ws.on("close", function() {</text:p>
            <text:p text:style-name="P5"><text:tab/>// выводим информацию о закрытом соединении</text:p>
            <text:p text:style-name="P5"><text:soft-page-break/><text:s text:c="4"/>console.log('соединение закрыто ' + id);</text:p>
            <text:p text:style-name="P5"><text:tab/>// удаляем пользователя</text:p>
            <text:p text:style-name="P5"><text:s text:c="4"/>delete clients[id];</text:p>
            <text:p text:style-name="P5"><text:tab/>// выводим всех клиентов в консоль</text:p>
            <text:p text:style-name="P5"><text:s text:c="4"/>writeAllClients();</text:p>
            <text:p text:style-name="P5"><text:s text:c="2"/>});</text:p>
            <text:p text:style-name="P5">});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7-04-16T18:08:58.98</meta:creation-date>
    <meta:generator>OpenOffice/4.1.6$Win32 OpenOffice.org_project/416m1$Build-9790</meta:generator>
    <dc:date>2019-04-24T00:58:57.69</dc:date>
    <meta:editing-duration>PT3H42M12S</meta:editing-duration>
    <meta:editing-cycles>129</meta:editing-cycles>
    <meta:document-statistic meta:table-count="1" meta:image-count="0" meta:object-count="0" meta:page-count="9" meta:paragraph-count="413" meta:word-count="1260" meta:character-count="9516"/>
    <dc:creator>Макс Макс</dc:creator>
  </office:meta>
</office:document-meta>
</file>